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/A</text:p>
          </table:table-cell>
          <table:table-cell office:value-type="float" office:value="0.39" calcext:value-type="float">
            <text:p>0.39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/A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3" calcext:value-type="float">
            <text:p>0.3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N/A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65" calcext:value-type="float">
            <text:p>0.6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42" calcext:value-type="float">
            <text:p>0.42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4" calcext:value-type="float">
            <text:p>0.34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office:value-type="float" office:value="0.05" calcext:value-type="float">
            <text:p>0.0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1:55.569784711</meta:creation-date>
    <dc:date>2021-02-24T12:01:48.305786127</dc:date>
    <meta:editing-duration>PT5M40S</meta:editing-duration>
    <meta:editing-cycles>2</meta:editing-cycles>
    <meta:generator>LibreOffice/6.4.6.2$Linux_X86_64 LibreOffice_project/40$Build-2</meta:generator>
    <meta:document-statistic meta:table-count="1" meta:cell-count="182" meta:object-count="0"/>
  </office:meta>
</office:document-meta>
</file>